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1F000001E7EFC13953F8D463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1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Arrow_20_concave" draw:marker-start-width="0.3cm" draw:marker-end="Arrow_20_concave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7.398cm" svg:x="1.001cm" svg:y="1.002cm">
          <draw:image xlink:href="Pictures/100000000000071F000001E7EFC13953F8D46369.png" xlink:type="simple" xlink:show="embed" xlink:actuate="onLoad">
            <text:p/>
          </draw:image>
        </draw:frame>
        <draw:frame draw:style-name="gr2" draw:text-style-name="P2" draw:layer="layout" svg:width="5.116cm" svg:height="0.962cm" svg:x="8.6cm" svg:y="8.8cm">
          <draw:text-box>
            <text:p>Given Feedback</text:p>
          </draw:text-box>
        </draw:frame>
        <draw:frame draw:style-name="gr3" draw:text-style-name="P3" draw:layer="layout" svg:width="4.414cm" svg:height="1.673cm" svg:x="22.486cm" svg:y="9.627cm">
          <draw:text-box>
            <text:p text:style-name="P1">Delete Article </text:p>
            <text:p text:style-name="P1">Feedback</text:p>
          </draw:text-box>
        </draw:frame>
        <draw:line draw:style-name="gr4" draw:text-style-name="P4" draw:layer="layout" svg:x1="24.3cm" svg:y1="9.6cm" svg:x2="24.3cm" svg:y2="8.3cm">
          <text:p/>
        </draw:line>
        <draw:line draw:style-name="gr5" draw:text-style-name="P1" draw:layer="layout" svg:x1="1.2cm" svg:y1="8.7cm" svg:x2="19.8cm" svg:y2="8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3:15:56.459000000</meta:creation-date>
    <dc:date>2017-07-03T14:37:21.241000000</dc:date>
    <meta:editing-duration>PT21M25S</meta:editing-duration>
    <meta:editing-cycles>6</meta:editing-cycles>
    <meta:generator>LibreOffice/5.2.4.2$Windows_x86 LibreOffice_project/3d5603e1122f0f102b62521720ab13a38a4e0eb0</meta:generator>
    <meta:document-statistic meta:object-count="5"/>
  </office:meta>
</office:document-meta>
</file>